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" manifest:full-path="Pictures/TablePreview1.svm"/>
  <manifest:file-entry manifest:media-type="image/jpeg" manifest:full-path="Pictures/100000000000032000000087F003428E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37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8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1.131cm"/>
    </style:style>
    <style:style style:name="pr8" style:family="presentation" style:parent-style-name="Default-outline1">
      <style:graphic-properties fo:min-height="12.998cm"/>
    </style:style>
    <style:style style:name="pr9" style:family="presentation" style:parent-style-name="Default-notes">
      <style:graphic-properties draw:fill-color="#ffffff" fo:min-height="11.177cm"/>
    </style:style>
    <style:style style:name="pr10" style:family="presentation" style:parent-style-name="Default-outline1" style:list-style-name="L7">
      <style:graphic-properties fo:min-height="12.998cm"/>
    </style:style>
    <style:style style:name="pr11" style:family="presentation" style:parent-style-name="Default-outline1" style:list-style-name="L7">
      <style:graphic-properties fo:min-height="12.998cm"/>
    </style:style>
    <style:style style:name="pr12" style:family="presentation" style:parent-style-name="Default-outline1" style:list-style-name="L7">
      <style:graphic-properties fo:min-height="12.998cm"/>
    </style:style>
    <style:style style:name="pr13" style:family="presentation" style:parent-style-name="Default-outline1" style:list-style-name="L7">
      <style:graphic-properties fo:min-height="12.998cm"/>
    </style:style>
    <style:style style:name="co1" style:family="table-column">
      <style:table-column-properties style:column-width="10.958cm" style:use-optimal-column-width="false"/>
    </style:style>
    <style:style style:name="co2" style:family="table-column">
      <style:table-column-properties style:column-width="10.963cm" style:use-optimal-column-width="false"/>
    </style:style>
    <style:style style:name="ro1" style:family="table-row">
      <style:table-row-properties style:row-height="1.013cm"/>
    </style:style>
    <style:style style:name="ro2" style:family="table-row">
      <style:table-row-properties style:row-height="1.244cm"/>
    </style:style>
    <style:style style:name="ce1" style:family="table-cell">
      <style:graphic-properties draw:fill="solid" draw:fill-color="#000000" draw:opacity="100%" style:repeat="repeat" draw:textarea-vertical-align="top" fo:padding-top="0.174cm" fo:padding-bottom="0.13cm" fo:padding-left="0.25cm" fo:padding-right="0.25cm"/>
      <style:paragraph-properties fo:margin-left="0cm" fo:margin-right="0cm" fo:margin-top="0cm" fo:margin-bottom="0cm" fo:line-height="93%" fo:text-align="start" fo:text-indent="0cm" fo:border="none" style:punctuation-wrap="simple" style:line-break="strict"/>
    </style:style>
    <style:style style:name="ce2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margin-top="0cm" fo:margin-bottom="0cm" fo:line-height="93%" fo:text-align="start" fo:text-indent="0cm" fo:border="none" style:punctuation-wrap="simple" style:line-break="strict"/>
    </style:style>
    <style:style style:name="ce3" style:family="table-cell">
      <style:graphic-properties draw:fill="solid" draw:fill-color="#ffffff" draw:opacity="100%" style:repeat="repeat" draw:textarea-vertical-align="top" fo:padding-top="0.174cm" fo:padding-bottom="0.13cm" fo:padding-left="0.25cm" fo:padding-right="0.25cm"/>
      <style:paragraph-properties fo:margin-left="0cm" fo:margin-right="0cm" fo:margin-top="0cm" fo:margin-bottom="0cm" fo:line-height="93%" fo:text-align="start" fo:text-indent="0cm" fo:border="none" style:punctuation-wrap="simple" style:line-break="strict"/>
    </style:style>
    <style:style style:name="ce4" style:family="table-cell">
      <style:graphic-properties draw:fill="solid" draw:fill-color="#e6e6e6" draw:opacity="100%" style:repeat="repeat" draw:textarea-vertical-align="top" fo:padding-top="0.169cm" fo:padding-bottom="0.13cm" fo:padding-left="0.25cm" fo:padding-right="0.25cm"/>
      <style:paragraph-properties fo:margin-left="0cm" fo:margin-right="0cm" fo:margin-top="0.176cm" fo:margin-bottom="0.105cm" fo:line-height="93%" fo:text-indent="0cm" fo:border="none" style:punctuation-wrap="hanging" style:line-break="strict"/>
    </style:style>
    <style:style style:name="ce5" style:family="table-cell">
      <style:graphic-properties draw:fill="solid" draw:fill-color="#ffffff" draw:opacity="100%" style:repeat="repeat" draw:textarea-vertical-align="top" fo:padding-top="0.169cm" fo:padding-bottom="0.13cm" fo:padding-left="0.25cm" fo:padding-right="0.25cm"/>
      <style:paragraph-properties fo:margin-left="0cm" fo:margin-right="0cm" fo:margin-top="0.176cm" fo:margin-bottom="0.105cm" fo:line-height="93%" fo:text-indent="0cm" fo:border="none" style:punctuation-wrap="hanging" style:line-break="strict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4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5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6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7" style:family="paragraph">
      <style:paragraph-properties fo:margin-left="0cm" fo:margin-right="0cm" fo:margin-top="0cm" fo:margin-bottom="0cm" fo:line-height="93%" fo:text-align="start" fo:text-indent="0cm" style:punctuation-wrap="simple" style:line-break="strict"/>
    </style:style>
    <style:style style:name="T1" style:family="text">
      <style:text-properties fo:language="en" fo:country="US"/>
    </style:style>
    <style:style style:name="T2" style:family="text">
      <style:text-properties fo:color="#000000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i">
        <style:list-level-properties/>
        <style:text-properties fo:color="#000000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style-name="gr1" draw:text-style-name="P1" draw:layer="layout" svg:width="22.097cm" svg:height="4.084cm" svg:x="1.098cm" svg:y="7.04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7.78cm" svg:height="3.845cm" svg:x="5.415cm" svg:y="11.28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frame presentation:style-name="pr2" draw:text-style-name="P1" draw:layer="layout" svg:width="20.249cm" svg:height="1.394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Metadata Sources</text:span></text:p>
              </text:list-header>
            </text:list>
          </draw:text-box>
        </draw:frame>
        <draw:frame presentation:style-name="pr3" draw:text-style-name="P1" draw:layer="layout" svg:width="21.603cm" svg:height="15.497cm" svg:x="1.9cm" svg:y="4.026cm" presentation:class="outline" presentation:user-transformed="true">
          <draw:text-box>
            <text:list text:style-name="L2">
              <text:list-item>
                <text:p text:style-name="P3"><text:span text:style-name="T1">JPA/ORM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JPA &amp; EclipseLink Annotations</text:span></text:p>
                  </text:list-item>
                  <text:list-item>
                    <text:p text:style-name="P4"><text:span text:style-name="T1">XML Metadata (orm.xml &amp; eclipselink-orm.xml)</text:span></text:p>
                  </text:list-item>
                  <text:list-item>
                    <text:p text:style-name="P4"><text:span text:style-name="T1">Native EclipseLink Metadata (Programmatic &amp; XML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JAXB/OXM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JAXB &amp; EclipseLink Annotations</text:span></text:p>
                  </text:list-item>
                  <text:list-item>
                    <text:p text:style-name="P4"><text:span text:style-name="T1">XML Metadata (JAXB Based &amp; Native)</text:span></text:p>
                  </text:list-item>
                  <text:list-item>
                    <text:p text:style-name="P4"><text:span text:style-name="T1">Native (Programmatic &amp; XML)</text:span></text:p>
                  </text:list-item>
                  <text:list-item>
                    <text:p text:style-name="P4"><text:span text:style-name="T1">XML Schema (Dynamic JAXB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SDO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XML Schema</text:span></text:p>
                  </text:list-item>
                  <text:list-item>
                    <text:p text:style-name="P4"><text:span text:style-name="T1">SDO Data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1"/></text:p>
                  </text:list-header>
                </text:list>
              </text:list-item>
            </text:list>
            <text:list text:style-name="L5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8" presentation:use-date-time-name="dtd1">
        <draw:frame presentation:style-name="pr5" draw:text-style-name="P1" draw:layer="layout" svg:width="20.249cm" svg:height="1.646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Metadata Sources</text:span></text:p>
              </text:list-header>
            </text:list>
          </draw:text-box>
        </draw:frame>
        <draw:frame draw:style-name="standard" draw:layer="layout" svg:width="21.92cm" svg:height="10.822cm" svg:x="1.574cm" svg:y="4.51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7"><text:span text:style-name="T2">JPA Annot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2">EclipseLink Mapping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7"><text:span text:style-name="T2">@Basi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2">DirectToFieldMapping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7"><text:span text:style-name="T2">@Embedd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2">AggregateObjectMapping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7"><text:span text:style-name="T2">@ManyToOn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2">OneToOneMapping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7"><text:span text:style-name="T2">@OneToOn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2">OneToOneMapping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7"><text:span text:style-name="T2">@OneToMan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2">OneToManyMapping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7"><text:span text:style-name="T2">@ManyToMan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2">ManyToManyMapping</text:span></text:p>
                  </text:list-header>
                </text:list>
              </table:table-cell>
            </table:table-row>
            <table:table-row table:style-name="ro2" table:default-cell-style-name="ce4">
              <table:table-cell/>
              <table:table-cell/>
            </table:table-row>
            <table:table-row table:style-name="ro2" table:default-cell-style-name="ce5">
              <table:table-cell/>
              <table:table-cell/>
            </table:table-row>
            <table:table-row table:style-name="ro2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5" draw:text-style-name="P1" draw:layer="layout" svg:width="20.249cm" svg:height="1.646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EclipseLink ORM - Versioning</text:span></text:p>
              </text:list-header>
            </text:list>
          </draw:text-box>
        </draw:frame>
        <draw:frame presentation:style-name="pr6" draw:text-style-name="P1" draw:layer="layout" svg:width="21.603cm" svg:height="13.261cm" svg:x="1.9cm" svg:y="4.026cm" presentation:class="outline" presentation:user-transformed="true">
          <draw:text-box>
            <text:list text:style-name="L2">
              <text:list-item>
                <text:p text:style-name="P3"><text:span text:style-name="T1">Version # is always augmented per release. </text:span></text:p>
              </text:list-item>
              <text:list-item>
                <text:p text:style-name="P3"><text:span text:style-name="T1">Old schema's are not carried forward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ould require N readers for each schema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New components are always added as optional components to the eclipselink-orm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atest can always read older conifgured mapping files.</text:span></text:p>
                  </text:list-item>
                  <text:list-item>
                    <text:p text:style-name="P4"><text:span text:style-name="T1">One exception: Users must at the very least update the version number within their mapping files.</text:span></text:p>
                  </text:list-item>
                  <text:list-item>
                    <text:p text:style-name="P4"><text:span text:style-name="T1">If a new non-optional component is added, then 'maybe' we would carry the schema forwa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2" draw:text-style-name="P1" draw:layer="layout" svg:width="20.249cm" svg:height="1.394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XML Processing Using MOXy</text:span></text:p>
              </text:list-header>
            </text:list>
          </draw:text-box>
        </draw:frame>
        <draw:frame presentation:style-name="pr6" draw:text-style-name="P1" draw:layer="layout" svg:width="21.603cm" svg:height="13.261cm" svg:x="1.9cm" svg:y="4.026cm" presentation:class="outline" presentation:user-transformed="true">
          <draw:text-box>
            <text:list text:style-name="L2">
              <text:list-item>
                <text:p text:style-name="P3"><text:span text:style-name="T1">MOXy mapping metadata is located in the following class 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XMLEntityMappingsMappingProject (org.eclipse.persistence.internal.jpa.metadata.xml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1"/></text:p>
                  </text:list-header>
                </text:list>
              </text:list-item>
            </text:list>
            <text:list text:style-name="L2">
              <text:list-item>
                <text:p text:style-name="P3"><text:span text:style-name="T1">The customizer class name from the XML:</text:span><text:span text:style-name="T1"><text:line-break/></text:span><text:span text:style-name="T1">&lt;entity&gt;</text:span><text:span text:style-name="T1"><text:line-break/></text:span><text:span text:style-name="T1"> <text:s text:c="3"/>&lt;customizer </text:span><text:span text:style-name="T3">class="EmployeeCustomizer"</text:span><text:span text:style-name="T1">/&gt;</text:span><text:span text:style-name="T1"><text:line-break/></text:span><text:span text:style-name="T1">&lt;/entity&gt;</text:span><text:span text:style-name="T1"><text:line-break/></text:span><text:span text:style-name="T1"><text:line-break/></text:span><text:span text:style-name="T1">Would be mapped by:</text:span><text:span text:style-name="T1"><text:line-break/></text:span><text:span text:style-name="T4">XMLDirectMapping customizerMapping = new XMLDirectMapping();</text:span><text:span text:style-name="T4"><text:line-break/></text:span><text:span text:style-name="T4">customizerMapping.setAttributeName("m_customizerClassName");</text:span><text:span text:style-name="T4"><text:line-break/></text:span><text:span text:style-name="T4">customizerMapping.setXPath("orm:customizer/@class");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7" draw:layer="layout" svg:width="20.245cm" svg:height="1.391cm" svg:x="0.449cm" svg:y="1.526cm" presentation:class="title" presentation:user-transformed="true">
          <draw:text-box>
            <text:p>JPA Metadata processing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1">
              <text:list-item>
                <text:p>Read XML first (using OX mappings)</text:p>
              </text:list-item>
            </text:list>
            <text:list text:style-name="L6">
              <text:list-item>
                <text:list>
                  <text:list-item>
                    <text:p><text:s/>ORM, mapping files, eclipselink-orm</text:p>
                  </text:list-item>
                </text:list>
              </text:list-item>
            </text:list>
            <text:list text:style-name="L1">
              <text:list-item>
                <text:p>Read persistence unit class specifications</text:p>
              </text:list-item>
            </text:list>
            <text:list text:style-name="L6">
              <text:list-item>
                <text:list>
                  <text:list-item>
                    <text:p><text:s/>Managed classes and those from jar files decorated with @Entity, @MappedSuperclass and @Embeddable</text:p>
                  </text:list-item>
                </text:list>
              </text:list-item>
            </text:list>
            <text:p/>
            <text:p>ClassAccessors are initialized and added to the MetadataProject</text:p>
            <text:p>ClassAccessors have an associated MetadataDescriptor</text:p>
          </draw:text-box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frame presentation:style-name="pr7" draw:layer="layout" svg:width="20.245cm" svg:height="1.391cm" svg:x="0.449cm" svg:y="1.526cm" presentation:class="title">
          <draw:text-box>
            <text:p>Initialization</text:p>
          </draw:text-box>
        </draw:frame>
        <draw:frame presentation:style-name="pr8" draw:layer="layout" svg:width="21.598cm" svg:height="13.258cm" svg:x="1.901cm" svg:y="4.025cm" presentation:class="outline" presentation:user-transformed="true">
          <draw:text-box>
            <text:list text:style-name="L7">
              <text:list-item>
                <text:p>Use ASM based factory to inspect and create a MetadataClass to associate with each entity, mapped superclass and embeddable.</text:p>
              </text:list-item>
              <text:list-item>
                <text:p>Class name metadata is initialized (e.g. Customizer-class)</text:p>
              </text:list-item>
              <text:list-item>
                <text:p>XML merging occurs</text:p>
                <text:list>
                  <text:list-item>
                    <text:p>Object based (must implement equals(Object))</text:p>
                  </text:list-item>
                  <text:list-item>
                    <text:p>Mapping level (must implement merge level)</text:p>
                  </text:list-item>
                  <text:list-item>
                    <text:p>eclipselink-orm.xml wins</text:p>
                  </text:list-item>
                </text:list>
              </text:list-item>
              <text:list-item>
                <text:p>Persistence unit defaults are applied.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frame presentation:style-name="pr7" draw:layer="layout" svg:width="20.245cm" svg:height="1.391cm" svg:x="0.449cm" svg:y="1.526cm" presentation:class="title">
          <draw:text-box>
            <text:p>Processing</text:p>
          </draw:text-box>
        </draw:frame>
        <draw:frame presentation:style-name="pr8" draw:layer="layout" svg:width="21.598cm" svg:height="13.258cm" svg:x="1.901cm" svg:y="4.025cm" presentation:class="outline" presentation:user-transformed="true">
          <draw:text-box>
            <text:list text:style-name="L1">
              <text:list-item>
                <text:p>During this stage we will initialize and process mapping level accessors and their metadata in the following stages</text:p>
              </text:list-item>
            </text:list>
            <text:list text:style-name="L8">
              <text:list-item>
                <text:p>Pre-deploy</text:p>
              </text:list-item>
            </text:list>
            <text:list text:style-name="L9">
              <text:list-item>
                <text:list>
                  <text:list-item>
                    <text:p>Pre-process</text:p>
                  </text:list-item>
                  <text:list-item>
                    <text:p>Process</text:p>
                  </text:list-item>
                  <text:list-item>
                    <text:p>Post-process</text:p>
                  </text:list-item>
                </text:list>
              </text:list-item>
            </text:list>
            <text:list text:style-name="L8">
              <text:list-item>
                <text:p>Deploy</text:p>
              </text:list-item>
            </text:list>
            <text:p>Note: Any class processing during pre-deploy must set class names on the ClassDescriptor</text:p>
          </draw:text-box>
        </draw:fram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frame presentation:style-name="pr7" draw:layer="layout" svg:width="20.245cm" svg:height="1.391cm" svg:x="0.449cm" svg:y="1.526cm" presentation:class="title" presentation:user-transformed="true">
          <draw:text-box>
            <text:p>Pre-deploy - pre-process</text:p>
          </draw:text-box>
        </draw:frame>
        <draw:frame presentation:style-name="pr10" draw:layer="layout" svg:width="21.598cm" svg:height="13.258cm" svg:x="1.901cm" svg:y="4.025cm" presentation:class="outline" presentation:user-transformed="true">
          <draw:text-box>
            <text:list text:style-name="L7">
              <text:list-item>
                <text:p>Discover parent classes (inheritance and mapped superclasses)</text:p>
              </text:list-item>
              <text:list-item>
                <text:p>Determine an access type</text:p>
              </text:list-item>
              <text:list-item>
                <text:p>Gather mapping accessors for entities and embeddables (and initialize them)</text:p>
              </text:list-item>
              <text:list-item>
                <text:p>Gather converter specifications</text:p>
              </text:list-item>
              <text:list-item>
                <text:p>Set processing flags and defaults (metadata complete, default mappings, access methods etc.)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draw:frame presentation:style-name="pr7" draw:layer="layout" svg:width="20.245cm" svg:height="1.391cm" svg:x="0.449cm" svg:y="1.526cm" presentation:class="title">
          <draw:text-box>
            <text:p>Pre-deploy - process</text:p>
          </draw:text-box>
        </draw:frame>
        <draw:frame presentation:style-name="pr11" draw:layer="layout" svg:width="21.598cm" svg:height="13.258cm" svg:x="1.901cm" svg:y="4.025cm" presentation:class="outline" presentation:user-transformed="true">
          <draw:text-box>
            <text:list text:style-name="L7">
              <text:list-item>
                <text:p>Process and gather any class level metadata</text:p>
                <text:list>
                  <text:list-item>
                    <text:p>Alias</text:p>
                  </text:list-item>
                  <text:list-item>
                    <text:p>Table</text:p>
                  </text:list-item>
                  <text:list-item>
                    <text:p>Caching</text:p>
                  </text:list-item>
                  <text:list-item>
                    <text:p>Association/Attribute overrides</text:p>
                  </text:list-item>
                  <text:list-item>
                    <text:p>Queries</text:p>
                  </text:list-item>
                  <text:list-item>
                    <text:p>etc.</text:p>
                  </text:list-item>
                </text:list>
              </text:list-item>
              <text:list-item>
                <text:p>Process all basic mappings</text:p>
              </text:list-item>
              <text:list-item>
                <text:p>Gather mappings that rely on a primary key setting (1-1, element collection etc.)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frame presentation:style-name="pr7" draw:layer="layout" svg:width="20.245cm" svg:height="1.391cm" svg:x="0.449cm" svg:y="1.526cm" presentation:class="title">
          <draw:text-box>
            <text:p>Pre-deploy - post-process</text:p>
          </draw:text-box>
        </draw:frame>
        <draw:frame presentation:style-name="pr12" draw:layer="layout" svg:width="21.598cm" svg:height="13.258cm" svg:x="1.901cm" svg:y="4.025cm" presentation:class="outline" presentation:user-transformed="true">
          <draw:text-box>
            <text:list text:style-name="L7">
              <text:list-item>
                <text:p>Process mappings that rely on a primary key</text:p>
                <text:list>
                  <text:list-item>
                    <text:p>Derived id mappings</text:p>
                  </text:list-item>
                  <text:list-item>
                    <text:p>Relationship mappings (1-1, M-1, 1-M, M-M)</text:p>
                  </text:list-item>
                  <text:list-item>
                    <text:p>Element collections</text:p>
                  </text:list-item>
                </text:list>
              </text:list-item>
              <text:list-item>
                <text:p>Tidy up any loose ends</text:p>
                <text:list>
                  <text:list-item>
                    <text:p>Sequencing accessors (generated values that rely on a generator)</text:p>
                  </text:list-item>
                  <text:list-item>
                    <text:p>Interface accessors (variable one to one mapping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draw:frame presentation:style-name="pr7" draw:layer="layout" svg:width="20.245cm" svg:height="1.391cm" svg:x="0.449cm" svg:y="1.526cm" presentation:class="title">
          <draw:text-box>
            <text:p>Deploy</text:p>
          </draw:text-box>
        </draw:frame>
        <draw:frame presentation:style-name="pr13" draw:layer="layout" svg:width="21.598cm" svg:height="13.258cm" svg:x="1.902cm" svg:y="4cm" presentation:class="outline" presentation:user-transformed="true">
          <draw:text-box>
            <text:list text:style-name="L7">
              <text:list-item>
                <text:p>Dynamic classes are created</text:p>
              </text:list-item>
              <text:list-item>
                <text:p>Class names are converted to classes</text:p>
              </text:list-item>
              <text:list-item>
                <text:p>Queries and entity listeners are processed</text:p>
              </text:list-item>
              <text:list-item>
                <text:p>Descriptor customizers are triggerred.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2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19T08:54:30.84</dc:date>
    <meta:editing-cycles>18</meta:editing-cycles>
    <meta:editing-duration>PT01H49M40S</meta:editing-duration>
    <meta:generator>Oracle_Open_Office/3.2$Win32 OpenOffice.org_project/320m12$Build-9483$CWS-native0pre</meta:generator>
    <meta:document-statistic meta:object-count="94"/>
  </office:meta>
</office:document-meta>
</file>